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6f2" officeooo:paragraph-rsid="000886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70;140</text:p>
      <text:p text:style-name="P1">3127;140</text:p>
      <text:p text:style-name="P1">3283;140</text:p>
      <text:p text:style-name="P1">3439;140</text:p>
      <text:p text:style-name="P1">3596;140</text:p>
      <text:p text:style-name="P1">3752;140</text:p>
      <text:p text:style-name="P1">3909;140</text:p>
      <text:p text:style-name="P1">4066;141</text:p>
      <text:p text:style-name="P1">4221;142</text:p>
      <text:p text:style-name="P1">4379;140</text:p>
      <text:p text:style-name="P1">4535;140</text:p>
      <text:p text:style-name="P1">4691;140</text:p>
      <text:p text:style-name="P1">4848;140</text:p>
      <text:p text:style-name="P1">4989;8</text:p>
      <text:p text:style-name="P1">5107;5</text:p>
      <text:p text:style-name="P1">5225;5</text:p>
      <text:p text:style-name="P1">5342;5</text:p>
      <text:p text:style-name="P1">5458;5</text:p>
      <text:p text:style-name="P1">5576;5</text:p>
      <text:p text:style-name="P1">5693;5</text:p>
      <text:p text:style-name="P1">5810;5</text:p>
      <text:p text:style-name="P1">5926;5</text:p>
      <text:p text:style-name="P1">6044;5</text:p>
      <text:p text:style-name="P1">6161;6</text:p>
      <text:p text:style-name="P1">6279;5</text:p>
      <text:p text:style-name="P1">6395;5</text:p>
      <text:p text:style-name="P1">6512;4</text:p>
      <text:p text:style-name="P1">6629;4</text:p>
      <text:p text:style-name="P1">6746;4</text:p>
      <text:p text:style-name="P1">6863;4</text:p>
      <text:p text:style-name="P1">6980;5</text:p>
      <text:p text:style-name="P1">7097;5</text:p>
      <text:p text:style-name="P1">7214;5</text:p>
      <text:p text:style-name="P1">7331;5</text:p>
      <text:p text:style-name="P1">7448;5</text:p>
      <text:p text:style-name="P1">7565;5</text:p>
      <text:p text:style-name="P1">7683;9</text:p>
      <text:p text:style-name="P1">7800;6</text:p>
      <text:p text:style-name="P1">7918;5</text:p>
      <text:p text:style-name="P1">8035;5</text:p>
      <text:p text:style-name="P1">8152;5</text:p>
      <text:p text:style-name="P1">8268;4</text:p>
      <text:p text:style-name="P1">8385;5</text:p>
      <text:p text:style-name="P1">8502;5</text:p>
      <text:p text:style-name="P1">8620;5</text:p>
      <text:p text:style-name="P1">8736;5</text:p>
      <text:p text:style-name="P1">8853;5</text:p>
      <text:p text:style-name="P1">8970;5</text:p>
      <text:p text:style-name="P1">9088;5</text:p>
      <text:p text:style-name="P1">9204;5</text:p>
      <text:p text:style-name="P1">9321;5</text:p>
      <text:p text:style-name="P1">9438;5</text:p>
      <text:p text:style-name="P1"><text:soft-page-break/>9555;5</text:p>
      <text:p text:style-name="P1">9672;5</text:p>
      <text:p text:style-name="P1">9789;5</text:p>
      <text:p text:style-name="P1">9906;5</text:p>
      <text:p text:style-name="P1">10023;5</text:p>
      <text:p text:style-name="P1">10140;8</text:p>
      <text:p text:style-name="P1">10258;140</text:p>
      <text:p text:style-name="P1">10415;141</text:p>
      <text:p text:style-name="P1">10571;140</text:p>
      <text:p text:style-name="P1">10728;140</text:p>
      <text:p text:style-name="P1">10885;140</text:p>
      <text:p text:style-name="P1">11041;140</text:p>
      <text:p text:style-name="P1">11198;140</text:p>
      <text:p text:style-name="P1">11355;140</text:p>
      <text:p text:style-name="P1">11511;140</text:p>
      <text:p text:style-name="P1">11668;140</text:p>
      <text:p text:style-name="P1">11824;140</text:p>
      <text:p text:style-name="P1">11980;140</text:p>
      <text:p text:style-name="P1">12137;140</text:p>
      <text:p text:style-name="P1">12294;141</text:p>
      <text:p text:style-name="P1">12450;140</text:p>
      <text:p text:style-name="P1">12607;141</text:p>
      <text:p text:style-name="P1">12764;141</text:p>
      <text:p text:style-name="P1">12920;140</text:p>
      <text:p text:style-name="P1">13077;141</text:p>
      <text:p text:style-name="P1">13234;140</text:p>
      <text:p text:style-name="P1">13389;140</text:p>
      <text:p text:style-name="P1">13546;140</text:p>
      <text:p text:style-name="P1">13703;140</text:p>
      <text:p text:style-name="P1">13859;140</text:p>
      <text:p text:style-name="P1">14016;140</text:p>
      <text:p text:style-name="P1">14173;140</text:p>
      <text:p text:style-name="P1">14329;140</text:p>
      <text:p text:style-name="P1">14486;140</text:p>
      <text:p text:style-name="P1">14643;140</text:p>
      <text:p text:style-name="P1">14799;140</text:p>
      <text:p text:style-name="P1">14956;140</text:p>
      <text:p text:style-name="P1">15113;140</text:p>
      <text:p text:style-name="P1">15268;140</text:p>
      <text:p text:style-name="P1">15425;140</text:p>
      <text:p text:style-name="P1">15582;140</text:p>
      <text:p text:style-name="P1">15738;140</text:p>
      <text:p text:style-name="P1">15895;140</text:p>
      <text:p text:style-name="P1">16052;139</text:p>
      <text:p text:style-name="P1">16207;140</text:p>
      <text:p text:style-name="P1">16364;138</text:p>
      <text:p text:style-name="P1">16521;138</text:p>
      <text:p text:style-name="P1">16676;137</text:p>
      <text:p text:style-name="P1">16832;137</text:p>
      <text:p text:style-name="P1">16988;137</text:p>
      <text:p text:style-name="P1">17143;135</text:p>
      <text:p text:style-name="P1">17299;134</text:p>
      <text:p text:style-name="P1"><text:soft-page-break/>17454;133</text:p>
      <text:p text:style-name="P1">17608;132</text:p>
      <text:p text:style-name="P1">17763;131</text:p>
      <text:p text:style-name="P1">17916;128</text:p>
      <text:p text:style-name="P1">18070;128</text:p>
      <text:p text:style-name="P1">18223;128</text:p>
      <text:p text:style-name="P1">18376;127</text:p>
      <text:p text:style-name="P1">18529;126</text:p>
      <text:p text:style-name="P1">18681;125</text:p>
      <text:p text:style-name="P1">18833;123</text:p>
      <text:p text:style-name="P1">18985;123</text:p>
      <text:p text:style-name="P1">19137;123</text:p>
      <text:p text:style-name="P1">19289;123</text:p>
      <text:p text:style-name="P1">19440;123</text:p>
      <text:p text:style-name="P1">19592;123</text:p>
      <text:p text:style-name="P1">19743;122</text:p>
      <text:p text:style-name="P1">19895;122</text:p>
      <text:p text:style-name="P1">20046;122</text:p>
      <text:p text:style-name="P1">20197;122</text:p>
      <text:p text:style-name="P1">20348;122</text:p>
      <text:p text:style-name="P1">20500;121</text:p>
      <text:p text:style-name="P1">20651;120</text:p>
      <text:p text:style-name="P1">20802;119</text:p>
      <text:p text:style-name="P1">20953;120</text:p>
      <text:p text:style-name="P1">21103;120</text:p>
      <text:p text:style-name="P1">21254;120</text:p>
      <text:p text:style-name="P1">21404;120</text:p>
      <text:p text:style-name="P1">21556;119</text:p>
      <text:p text:style-name="P1">21706;120</text:p>
      <text:p text:style-name="P1">21857;119</text:p>
      <text:p text:style-name="P1">22007;119</text:p>
      <text:p text:style-name="P1">22158;118</text:p>
      <text:p text:style-name="P1">22307;118</text:p>
      <text:p text:style-name="P1">22458;118</text:p>
      <text:p text:style-name="P1">22608;117</text:p>
      <text:p text:style-name="P1">22758;116</text:p>
      <text:p text:style-name="P1">22907;117</text:p>
      <text:p text:style-name="P1">23058;117</text:p>
      <text:p text:style-name="P1">23207;116</text:p>
      <text:p text:style-name="P1">23357;116</text:p>
      <text:p text:style-name="P1">23506;116</text:p>
      <text:p text:style-name="P1">23657;116</text:p>
      <text:p text:style-name="P1">23806;117</text:p>
      <text:p text:style-name="P1">23956;116</text:p>
      <text:p text:style-name="P1">24105;116</text:p>
      <text:p text:style-name="P1">24255;115</text:p>
      <text:p text:style-name="P1">24404;115</text:p>
      <text:p text:style-name="P1">24554;115</text:p>
      <text:p text:style-name="P1">24702;114</text:p>
      <text:p text:style-name="P1">24852;113</text:p>
      <text:p text:style-name="P1">25000;113</text:p>
      <text:p text:style-name="P1">25150;114</text:p>
      <text:p text:style-name="P1"><text:soft-page-break/>25298;114</text:p>
      <text:p text:style-name="P1">25447;113</text:p>
      <text:p text:style-name="P1">25596;113</text:p>
      <text:p text:style-name="P1">25745;113</text:p>
      <text:p text:style-name="P1">25893;112</text:p>
      <text:p text:style-name="P1">26042;113</text:p>
      <text:p text:style-name="P1">26190;111</text:p>
      <text:p text:style-name="P1">26339;110</text:p>
      <text:p text:style-name="P1">26486;109</text:p>
      <text:p text:style-name="P1">26634;108</text:p>
      <text:p text:style-name="P1">26781;107</text:p>
      <text:p text:style-name="P1">26928;107</text:p>
      <text:p text:style-name="P1">27075;106</text:p>
      <text:p text:style-name="P1">27222;106</text:p>
      <text:p text:style-name="P1">27368;105</text:p>
      <text:p text:style-name="P1">27514;105</text:p>
      <text:p text:style-name="P1">27661;104</text:p>
      <text:p text:style-name="P1">27807;103</text:p>
      <text:p text:style-name="P1">27953;103</text:p>
      <text:p text:style-name="P1">28098;102</text:p>
      <text:p text:style-name="P1">28244;102</text:p>
      <text:p text:style-name="P1">28390;101</text:p>
      <text:p text:style-name="P1">28535;100</text:p>
      <text:p text:style-name="P1">28680;100</text:p>
      <text:p text:style-name="P1">28825;100</text:p>
      <text:p text:style-name="P1">28969;100</text:p>
      <text:p text:style-name="P1">29114;99</text:p>
      <text:p text:style-name="P1">29259;99</text:p>
      <text:p text:style-name="P1">29404;98</text:p>
      <text:p text:style-name="P1">29548;98</text:p>
      <text:p text:style-name="P1">29692;97</text:p>
      <text:p text:style-name="P1">29836;97</text:p>
      <text:p text:style-name="P1">29980;96</text:p>
      <text:p text:style-name="P1">30124;97</text:p>
      <text:p text:style-name="P1">30268;96</text:p>
      <text:p text:style-name="P1">30411;96</text:p>
      <text:p text:style-name="P1">30555;95</text:p>
      <text:p text:style-name="P1">30698;96</text:p>
      <text:p text:style-name="P1">30842;95</text:p>
      <text:p text:style-name="P1">30985;95</text:p>
      <text:p text:style-name="P1">31128;93</text:p>
      <text:p text:style-name="P1">31271;94</text:p>
      <text:p text:style-name="P1">31415;93</text:p>
      <text:p text:style-name="P1">31557;93</text:p>
      <text:p text:style-name="P1">31699;92</text:p>
      <text:p text:style-name="P1">31843;92</text:p>
      <text:p text:style-name="P1">31985;91</text:p>
      <text:p text:style-name="P1">32128;90</text:p>
      <text:p text:style-name="P1">32269;89</text:p>
      <text:p text:style-name="P1">32411;89</text:p>
      <text:p text:style-name="P1">32552;89</text:p>
      <text:p text:style-name="P1">32694;88</text:p>
      <text:p text:style-name="P1"><text:soft-page-break/>32836;88</text:p>
      <text:p text:style-name="P1">32977;87</text:p>
      <text:p text:style-name="P1">33118;86</text:p>
      <text:p text:style-name="P1">33259;85</text:p>
      <text:p text:style-name="P1">33399;84</text:p>
      <text:p text:style-name="P1">33540;83</text:p>
      <text:p text:style-name="P1">33680;83</text:p>
      <text:p text:style-name="P1">33819;83</text:p>
      <text:p text:style-name="P1">33959;82</text:p>
      <text:p text:style-name="P1">34099;81</text:p>
      <text:p text:style-name="P1">34238;80</text:p>
      <text:p text:style-name="P1">34377;79</text:p>
      <text:p text:style-name="P1">34516;79</text:p>
      <text:p text:style-name="P1">34655;78</text:p>
      <text:p text:style-name="P1">34794;78</text:p>
      <text:p text:style-name="P1">34932;77</text:p>
      <text:p text:style-name="P1">35070;77</text:p>
      <text:p text:style-name="P1">35209;76</text:p>
      <text:p text:style-name="P1">35347;75</text:p>
      <text:p text:style-name="P1">35484;74</text:p>
      <text:p text:style-name="P1">35621;74</text:p>
      <text:p text:style-name="P1">35759;74</text:p>
      <text:p text:style-name="P1">35896;73</text:p>
      <text:p text:style-name="P1">36033;72</text:p>
      <text:p text:style-name="P1">36170;72</text:p>
      <text:p text:style-name="P1">36306;72</text:p>
      <text:p text:style-name="P1">36444;71</text:p>
      <text:p text:style-name="P1">36580;71</text:p>
      <text:p text:style-name="P1">36716;71</text:p>
      <text:p text:style-name="P1">36853;70</text:p>
      <text:p text:style-name="P1">36989;69</text:p>
      <text:p text:style-name="P1">37125;69</text:p>
      <text:p text:style-name="P1">37261;67</text:p>
      <text:p text:style-name="P1">37396;66</text:p>
      <text:p text:style-name="P1">37531;66</text:p>
      <text:p text:style-name="P1">37666;66</text:p>
      <text:p text:style-name="P1">37801;66</text:p>
      <text:p text:style-name="P1">37936;64</text:p>
      <text:p text:style-name="P1">38071;64</text:p>
      <text:p text:style-name="P1">38205;63</text:p>
      <text:p text:style-name="P1">38339;63</text:p>
      <text:p text:style-name="P1">38473;62</text:p>
      <text:p text:style-name="P1">38606;61</text:p>
      <text:p text:style-name="P1">38740;60</text:p>
      <text:p text:style-name="P1">38874;60</text:p>
      <text:p text:style-name="P1">39007;59</text:p>
      <text:p text:style-name="P1">39140;58</text:p>
      <text:p text:style-name="P1">39273;58</text:p>
      <text:p text:style-name="P1">39405;57</text:p>
      <text:p text:style-name="P1">39538;56</text:p>
      <text:p text:style-name="P1">39670;56</text:p>
      <text:p text:style-name="P1">39802;56</text:p>
      <text:p text:style-name="P1"><text:soft-page-break/>39934;56</text:p>
      <text:p text:style-name="P1">40066;56</text:p>
      <text:p text:style-name="P1">40198;56</text:p>
      <text:p text:style-name="P1">40331;56</text:p>
      <text:p text:style-name="P1">40462;56</text:p>
      <text:p text:style-name="P1">40594;56</text:p>
      <text:p text:style-name="P1">40727;56</text:p>
      <text:p text:style-name="P1">40858;56</text:p>
      <text:p text:style-name="P1">40990;56</text:p>
      <text:p text:style-name="P1">41122;56</text:p>
      <text:p text:style-name="P1">41254;56</text:p>
      <text:p text:style-name="P1">41387;56</text:p>
      <text:p text:style-name="P1">41519;56</text:p>
      <text:p text:style-name="P1">41651;56</text:p>
      <text:p text:style-name="P1">41783;56</text:p>
      <text:p text:style-name="P1">41915;56</text:p>
      <text:p text:style-name="P1">42047;56</text:p>
      <text:p text:style-name="P1">42179;56</text:p>
      <text:p text:style-name="P1">42311;56</text:p>
      <text:p text:style-name="P1">42443;56</text:p>
      <text:p text:style-name="P1">42575;56</text:p>
      <text:p text:style-name="P1">42707;56</text:p>
      <text:p text:style-name="P1">42840;56</text:p>
      <text:p text:style-name="P1">42972;56</text:p>
      <text:p text:style-name="P1">43104;56</text:p>
      <text:p text:style-name="P1">43236;56</text:p>
      <text:p text:style-name="P1">43368;56</text:p>
      <text:p text:style-name="P1">43499;56</text:p>
      <text:p text:style-name="P1">43632;56</text:p>
      <text:p text:style-name="P1">43763;56</text:p>
      <text:p text:style-name="P1">43895;56</text:p>
      <text:p text:style-name="P1">44027;55</text:p>
      <text:p text:style-name="P1">44160;53</text:p>
      <text:p text:style-name="P1">44291;52</text:p>
      <text:p text:style-name="P1">44422;52</text:p>
      <text:p text:style-name="P1">44553;50</text:p>
      <text:p text:style-name="P1">44683;49</text:p>
      <text:p text:style-name="P1">44813;49</text:p>
      <text:p text:style-name="P1">44943;48</text:p>
      <text:p text:style-name="P1">45073;47</text:p>
      <text:p text:style-name="P1">45203;47</text:p>
      <text:p text:style-name="P1">45332;47</text:p>
      <text:p text:style-name="P1">45461;47</text:p>
      <text:p text:style-name="P1">45591;47</text:p>
      <text:p text:style-name="P1">45720;47</text:p>
      <text:p text:style-name="P1">45850;47</text:p>
      <text:p text:style-name="P1">45979;47</text:p>
      <text:p text:style-name="P1">46109;47</text:p>
      <text:p text:style-name="P1">46238;47</text:p>
      <text:p text:style-name="P1">46368;47</text:p>
      <text:p text:style-name="P1">46498;47</text:p>
      <text:p text:style-name="P1">46627;47</text:p>
      <text:p text:style-name="P1"><text:soft-page-break/>46757;47</text:p>
      <text:p text:style-name="P1">46886;47</text:p>
      <text:p text:style-name="P1">47016;47</text:p>
      <text:p text:style-name="P1">47145;47</text:p>
      <text:p text:style-name="P1">47276;47</text:p>
      <text:p text:style-name="P1">47406;47</text:p>
      <text:p text:style-name="P1">47535;47</text:p>
      <text:p text:style-name="P1">47665;47</text:p>
      <text:p text:style-name="P1">47794;47</text:p>
      <text:p text:style-name="P1">47923;47</text:p>
      <text:p text:style-name="P1">48053;47</text:p>
      <text:p text:style-name="P1">48182;47</text:p>
      <text:p text:style-name="P1">48312;47</text:p>
      <text:p text:style-name="P1">48441;46</text:p>
      <text:p text:style-name="P1">48570;45</text:p>
      <text:p text:style-name="P1">48699;44</text:p>
      <text:p text:style-name="P1">48828;44</text:p>
      <text:p text:style-name="P1">48956;42</text:p>
      <text:p text:style-name="P1">49085;42</text:p>
      <text:p text:style-name="P1">49213;41</text:p>
      <text:p text:style-name="P1">49340;40</text:p>
      <text:p text:style-name="P1">49468;38</text:p>
      <text:p text:style-name="P1">49595;38</text:p>
      <text:p text:style-name="P1">49721;37</text:p>
      <text:p text:style-name="P1">49848;37</text:p>
      <text:p text:style-name="P1">49975;36</text:p>
      <text:p text:style-name="P1">50101;35</text:p>
      <text:p text:style-name="P1">50227;33</text:p>
      <text:p text:style-name="P1">50352;31</text:p>
      <text:p text:style-name="P1">50477;30</text:p>
      <text:p text:style-name="P1">50601;29</text:p>
      <text:p text:style-name="P1">50725;27</text:p>
      <text:p text:style-name="P1">50849;25</text:p>
      <text:p text:style-name="P1">50972;24</text:p>
      <text:p text:style-name="P1">51095;23</text:p>
      <text:p text:style-name="P1">51218;22</text:p>
      <text:p text:style-name="P1">51340;22</text:p>
      <text:p text:style-name="P1">51462;22</text:p>
      <text:p text:style-name="P1">51585;22</text:p>
      <text:p text:style-name="P1">51706;22</text:p>
      <text:p text:style-name="P1">51828;22</text:p>
      <text:p text:style-name="P1">51951;22</text:p>
      <text:p text:style-name="P1">52073;22</text:p>
      <text:p text:style-name="P1">52195;22</text:p>
      <text:p text:style-name="P1">52317;22</text:p>
      <text:p text:style-name="P1">52440;22</text:p>
      <text:p text:style-name="P1">52561;22</text:p>
      <text:p text:style-name="P1">52683;22</text:p>
      <text:p text:style-name="P1">52805;22</text:p>
      <text:p text:style-name="P1">52928;21</text:p>
      <text:p text:style-name="P1">53050;22</text:p>
      <text:p text:style-name="P1">53172;22</text:p>
      <text:p text:style-name="P1"><text:soft-page-break/>53294;22</text:p>
      <text:p text:style-name="P1">53416;22</text:p>
      <text:p text:style-name="P1">53538;22</text:p>
      <text:p text:style-name="P1">53660;22</text:p>
      <text:p text:style-name="P1">53782;22</text:p>
      <text:p text:style-name="P1">53904;22</text:p>
      <text:p text:style-name="P1">54027;22</text:p>
      <text:p text:style-name="P1">54149;22</text:p>
      <text:p text:style-name="P1">54270;22</text:p>
      <text:p text:style-name="P1">54392;22</text:p>
      <text:p text:style-name="P1">54514;22</text:p>
      <text:p text:style-name="P1">54637;22</text:p>
      <text:p text:style-name="P1">54759;22</text:p>
      <text:p text:style-name="P1">54881;22</text:p>
      <text:p text:style-name="P1">55003;22</text:p>
      <text:p text:style-name="P1">55124;22</text:p>
      <text:p text:style-name="P1">55247;22</text:p>
      <text:p text:style-name="P1">55369;22</text:p>
      <text:p text:style-name="P1">55491;22</text:p>
      <text:p text:style-name="P1">55613;22</text:p>
      <text:p text:style-name="P1">55735;22</text:p>
      <text:p text:style-name="P1">55858;22</text:p>
      <text:p text:style-name="P1">55980;22</text:p>
      <text:p text:style-name="P1">56101;22</text:p>
      <text:p text:style-name="P1">56223;22</text:p>
      <text:p text:style-name="P1">56346;22</text:p>
      <text:p text:style-name="P1">56468;22</text:p>
      <text:p text:style-name="P1">56590;22</text:p>
      <text:p text:style-name="P1">56713;21</text:p>
      <text:p text:style-name="P1">56835;22</text:p>
      <text:p text:style-name="P1">56956;22</text:p>
      <text:p text:style-name="P1">57078;22</text:p>
      <text:p text:style-name="P1">57201;22</text:p>
      <text:p text:style-name="P1">57323;22</text:p>
      <text:p text:style-name="P1">57445;22</text:p>
      <text:p text:style-name="P1">57567;20</text:p>
      <text:p text:style-name="P1">57689;20</text:p>
      <text:p text:style-name="P1">57810;18</text:p>
      <text:p text:style-name="P1">57931;18</text:p>
      <text:p text:style-name="P1">58052;17</text:p>
      <text:p text:style-name="P1">58173;16</text:p>
      <text:p text:style-name="P1">58294;15</text:p>
      <text:p text:style-name="P1">58415;15</text:p>
      <text:p text:style-name="P1">58534;15</text:p>
      <text:p text:style-name="P1">58654;13</text:p>
      <text:p text:style-name="P1">58774;13</text:p>
      <text:p text:style-name="P1">58894;12</text:p>
      <text:p text:style-name="P1">59014;12</text:p>
      <text:p text:style-name="P1">59132;11</text:p>
      <text:p text:style-name="P1">59251;11</text:p>
      <text:p text:style-name="P1">59371;11</text:p>
      <text:p text:style-name="P1">59490;10</text:p>
      <text:p text:style-name="P1"><text:soft-page-break/>59609;10</text:p>
      <text:p text:style-name="P1">59728;10</text:p>
      <text:p text:style-name="P1">59847;10</text:p>
      <text:p text:style-name="P1">59965;9</text:p>
      <text:p text:style-name="P1">60084;9</text:p>
      <text:p text:style-name="P1">60203;9</text:p>
      <text:p text:style-name="P1">60320;8</text:p>
      <text:p text:style-name="P1">60439;9</text:p>
      <text:p text:style-name="P1">60557;8</text:p>
      <text:p text:style-name="P1">60676;8</text:p>
      <text:p text:style-name="P1">60793;8</text:p>
      <text:p text:style-name="P1">60911;8</text:p>
      <text:p text:style-name="P1">61029;7</text:p>
      <text:p text:style-name="P1">61147;7</text:p>
      <text:p text:style-name="P1">61264;6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33:02.856146113</meta:creation-date>
    <dc:date>2018-06-22T20:33:26.340663371</dc:date>
    <meta:editing-duration>PT23S</meta:editing-duration>
    <meta:editing-cycles>1</meta:editing-cycles>
    <meta:document-statistic meta:table-count="0" meta:image-count="0" meta:object-count="0" meta:page-count="9" meta:paragraph-count="431" meta:word-count="431" meta:character-count="3473" meta:non-whitespace-character-count="3472"/>
    <meta:generator>LibreOffice/5.1.6.2$Linux_X86_64 LibreOffice_project/10m0$Build-2</meta:generator>
  </office:meta>
</office:document-meta>
</file>